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1" table:number-columns-repeated="9" table:default-cell-style-name="ce2"/>
        <table:table-column table:style-name="co1" table:default-cell-style-name="ce3"/>
        <table:table-row table:style-name="ro1">
          <table:table-cell/>
          <table:table-cell table:style-name="ce1" office:value-type="string" calcext:value-type="string">
            <text:p>F = </text:p>
          </table:table-cell>
          <table:table-cell table:style-name="ce1" table:formula="of:=16*10^6" office:value-type="float" office:value="16000000" calcext:value-type="float">
            <text:p>16000000</text:p>
          </table:table-cell>
          <table:table-cell table:style-name="ce1" office:value-type="string" calcext:value-type="string">
            <text:p>TOP =</text:p>
          </table:table-cell>
          <table:table-cell table:style-name="ce1" office:value-type="float" office:value="256" calcext:value-type="float">
            <text:p>256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ce1" office:value-type="string" calcext:value-type="string">
            <text:p>div</text:p>
          </table:table-cell>
          <table:table-cell table:style-name="ce1" office:value-type="string" calcext:value-type="string">
            <text:p>f_timer (Hz)</text:p>
          </table:table-cell>
          <table:table-cell table:style-name="ce1" office:value-type="string" calcext:value-type="string">
            <text:p>T_min (s)</text:p>
          </table:table-cell>
          <table:table-cell table:style-name="ce1" office:value-type="string" calcext:value-type="string">
            <text:p>T_max (s)</text:p>
          </table:table-cell>
          <table:table-cell table:style-name="ce1" office:value-type="string" calcext:value-type="string">
            <text:p>T_min (ms)</text:p>
          </table:table-cell>
          <table:table-cell table:style-name="ce1" office:value-type="string" calcext:value-type="string">
            <text:p>T_max (ms)</text:p>
          </table:table-cell>
          <table:table-cell table:style-name="ce1" office:value-type="string" calcext:value-type="string">
            <text:p>T_min (us)</text:p>
          </table:table-cell>
          <table:table-cell table:style-name="ce1" office:value-type="string" calcext:value-type="string">
            <text:p>T_max (us)</text:p>
          </table:table-cell>
          <table:table-cell table:style-name="ce1" office:value-type="string" calcext:value-type="string">
            <text:p>f_min</text:p>
          </table:table-cell>
          <table:table-cell table:style-name="ce1" office:value-type="string" calcext:value-type="string">
            <text:p>f_ma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1]/[.B4]" office:value-type="float" office:value="16000000" calcext:value-type="float">
            <text:p>16000000</text:p>
          </table:table-cell>
          <table:table-cell table:formula="of:=1/[.C4]" office:value-type="float" office:value="0.0000000625" calcext:value-type="float">
            <text:p>6,25E-08</text:p>
          </table:table-cell>
          <table:table-cell table:formula="of:=[.E1]/[.C4]" office:value-type="float" office:value="0.000016" calcext:value-type="float">
            <text:p>0,000016</text:p>
          </table:table-cell>
          <table:table-cell table:formula="of:=[.D4]*10^3" office:value-type="float" office:value="0.0000625" calcext:value-type="float">
            <text:p>0,0000625</text:p>
          </table:table-cell>
          <table:table-cell table:formula="of:=[.E4]*10^3" office:value-type="float" office:value="0.016" calcext:value-type="float">
            <text:p>0,016</text:p>
          </table:table-cell>
          <table:table-cell table:formula="of:=[.F4]*10^3" office:value-type="float" office:value="0.0625" calcext:value-type="float">
            <text:p>0,0625</text:p>
          </table:table-cell>
          <table:table-cell table:formula="of:=[.G4]*10^3" office:value-type="float" office:value="16" calcext:value-type="float">
            <text:p>16</text:p>
          </table:table-cell>
          <table:table-cell table:formula="of:=1/[.D4]" office:value-type="float" office:value="16000000" calcext:value-type="float">
            <text:p>16000000</text:p>
          </table:table-cell>
          <table:table-cell table:formula="of:=1/[.E4]" office:value-type="float" office:value="62500" calcext:value-type="float">
            <text:p>62500,0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]/[.B5]" office:value-type="float" office:value="2000000" calcext:value-type="float">
            <text:p>2000000</text:p>
          </table:table-cell>
          <table:table-cell table:formula="of:=1/[.C5]" office:value-type="float" office:value="0.0000005" calcext:value-type="float">
            <text:p>0,0000005</text:p>
          </table:table-cell>
          <table:table-cell table:formula="of:=[.E1]/[.C5]" office:value-type="float" office:value="0.000128" calcext:value-type="float">
            <text:p>0,000128</text:p>
          </table:table-cell>
          <table:table-cell table:formula="of:=[.D5]*10^3" office:value-type="float" office:value="0.0005" calcext:value-type="float">
            <text:p>0,0005</text:p>
          </table:table-cell>
          <table:table-cell table:formula="of:=[.E5]*10^3" office:value-type="float" office:value="0.128" calcext:value-type="float">
            <text:p>0,128</text:p>
          </table:table-cell>
          <table:table-cell table:formula="of:=[.F5]*10^3" office:value-type="float" office:value="0.5" calcext:value-type="float">
            <text:p>0,5</text:p>
          </table:table-cell>
          <table:table-cell table:formula="of:=[.G5]*10^3" office:value-type="float" office:value="128" calcext:value-type="float">
            <text:p>128</text:p>
          </table:table-cell>
          <table:table-cell table:formula="of:=1/[.D5]" office:value-type="float" office:value="2000000" calcext:value-type="float">
            <text:p>2000000</text:p>
          </table:table-cell>
          <table:table-cell table:formula="of:=1/[.E5]" office:value-type="float" office:value="7812.5" calcext:value-type="float">
            <text:p>7812,5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C1]/[.B6]" office:value-type="float" office:value="250000" calcext:value-type="float">
            <text:p>250000</text:p>
          </table:table-cell>
          <table:table-cell table:formula="of:=1/[.C6]" office:value-type="float" office:value="0.000004" calcext:value-type="float">
            <text:p>0,000004</text:p>
          </table:table-cell>
          <table:table-cell table:formula="of:=[.E1]/[.C6]" office:value-type="float" office:value="0.001024" calcext:value-type="float">
            <text:p>0,001024</text:p>
          </table:table-cell>
          <table:table-cell table:formula="of:=[.D6]*10^3" office:value-type="float" office:value="0.004" calcext:value-type="float">
            <text:p>0,004</text:p>
          </table:table-cell>
          <table:table-cell table:formula="of:=[.E6]*10^3" office:value-type="float" office:value="1.024" calcext:value-type="float">
            <text:p>1,024</text:p>
          </table:table-cell>
          <table:table-cell table:formula="of:=[.F6]*10^3" office:value-type="float" office:value="4" calcext:value-type="float">
            <text:p>4</text:p>
          </table:table-cell>
          <table:table-cell table:formula="of:=[.G6]*10^3" office:value-type="float" office:value="1024" calcext:value-type="float">
            <text:p>1024</text:p>
          </table:table-cell>
          <table:table-cell table:formula="of:=1/[.D6]" office:value-type="float" office:value="250000" calcext:value-type="float">
            <text:p>250000</text:p>
          </table:table-cell>
          <table:table-cell table:formula="of:=1/[.E6]" office:value-type="float" office:value="976.5625" calcext:value-type="float">
            <text:p>976,56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[.C1]/[.B7]" office:value-type="float" office:value="62500" calcext:value-type="float">
            <text:p>62500</text:p>
          </table:table-cell>
          <table:table-cell table:formula="of:=1/[.C7]" office:value-type="float" office:value="0.000016" calcext:value-type="float">
            <text:p>0,000016</text:p>
          </table:table-cell>
          <table:table-cell table:formula="of:=[.E1]/[.C7]" office:value-type="float" office:value="0.004096" calcext:value-type="float">
            <text:p>0,004096</text:p>
          </table:table-cell>
          <table:table-cell table:formula="of:=[.D7]*10^3" office:value-type="float" office:value="0.016" calcext:value-type="float">
            <text:p>0,016</text:p>
          </table:table-cell>
          <table:table-cell table:formula="of:=[.E7]*10^3" office:value-type="float" office:value="4.096" calcext:value-type="float">
            <text:p>4,096</text:p>
          </table:table-cell>
          <table:table-cell table:formula="of:=[.F7]*10^3" office:value-type="float" office:value="16" calcext:value-type="float">
            <text:p>16</text:p>
          </table:table-cell>
          <table:table-cell table:formula="of:=[.G7]*10^3" office:value-type="float" office:value="4096" calcext:value-type="float">
            <text:p>4096</text:p>
          </table:table-cell>
          <table:table-cell table:formula="of:=1/[.D7]" office:value-type="float" office:value="62500" calcext:value-type="float">
            <text:p>62500</text:p>
          </table:table-cell>
          <table:table-cell table:formula="of:=1/[.E7]" office:value-type="float" office:value="244.140625" calcext:value-type="float">
            <text:p>244,14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formula="of:=[.C1]/[.B8]" office:value-type="float" office:value="15625" calcext:value-type="float">
            <text:p>15625</text:p>
          </table:table-cell>
          <table:table-cell table:formula="of:=1/[.C8]" office:value-type="float" office:value="0.000064" calcext:value-type="float">
            <text:p>0,000064</text:p>
          </table:table-cell>
          <table:table-cell table:formula="of:=[.E1]/[.C8]" office:value-type="float" office:value="0.016384" calcext:value-type="float">
            <text:p>0,016384</text:p>
          </table:table-cell>
          <table:table-cell table:formula="of:=[.D8]*10^3" office:value-type="float" office:value="0.064" calcext:value-type="float">
            <text:p>0,064</text:p>
          </table:table-cell>
          <table:table-cell table:formula="of:=[.E8]*10^3" office:value-type="float" office:value="16.384" calcext:value-type="float">
            <text:p>16,384</text:p>
          </table:table-cell>
          <table:table-cell table:formula="of:=[.F8]*10^3" office:value-type="float" office:value="64" calcext:value-type="float">
            <text:p>64</text:p>
          </table:table-cell>
          <table:table-cell table:formula="of:=[.G8]*10^3" office:value-type="float" office:value="16384" calcext:value-type="float">
            <text:p>16384</text:p>
          </table:table-cell>
          <table:table-cell table:formula="of:=1/[.D8]" office:value-type="float" office:value="15625" calcext:value-type="float">
            <text:p>15625</text:p>
          </table:table-cell>
          <table:table-cell table:formula="of:=1/[.E8]" office:value-type="float" office:value="61.03515625" calcext:value-type="float">
            <text:p>61,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7" loext:min-decimal-places="7" number:min-integer-digits="1"/>
    </number:number-style>
    <number:number-style style:name="N108">
      <number:number number:decimal-places="6" loext:min-decimal-places="6" number:min-integer-digits="1"/>
    </number:number-style>
    <number:number-style style:name="N109">
      <number:number number:decimal-places="5" loext:min-decimal-places="5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2" loext:min-decimal-places="2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4:39:15.4736041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4:13:58.063959849</meta:creation-date>
    <dc:date>2017-03-29T15:27:42.927937747</dc:date>
    <meta:editing-duration>PT52M28S</meta:editing-duration>
    <meta:editing-cycles>3</meta:editing-cycles>
    <meta:generator>LibreOffice/5.0.6.2$Linux_X86_64 LibreOffice_project/00m0$Build-2</meta:generator>
    <meta:document-statistic meta:table-count="1" meta:cell-count="64" meta:object-count="0"/>
  </office:meta>
</office:document-meta>
</file>